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4"/>
    <style:style style:name="ce2" style:family="table-cell" style:parent-style-name="Default" style:data-style-name="N120"/>
  </office:automatic-styles>
  <office:body>
    <office:spreadsheet>
      <table:calculation-settings table:case-sensitive="false" table:automatic-find-labels="false"/>
      <table:table table:name="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4.38" calcext:value-type="date">
            <text:p>2024-11-17 21:31:14.380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4.98" calcext:value-type="date">
            <text:p>2024-11-17 21:31:14.980</text:p>
          </table:table-cell>
          <table:table-cell table:formula="of:=VALUE(RIGHT(TEXT([.F3]-[.F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5.58" calcext:value-type="date">
            <text:p>2024-11-17 21:31:15.580</text:p>
          </table:table-cell>
          <table:table-cell table:formula="of:=VALUE(RIGHT(TEXT([.F4]-[.F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6.18" calcext:value-type="date">
            <text:p>2024-11-17 21:31:16.180</text:p>
          </table:table-cell>
          <table:table-cell table:formula="of:=VALUE(RIGHT(TEXT([.F5]-[.F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6.78" calcext:value-type="date">
            <text:p>2024-11-17 21:31:16.780</text:p>
          </table:table-cell>
          <table:table-cell table:formula="of:=VALUE(RIGHT(TEXT([.F6]-[.F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7.347" calcext:value-type="date">
            <text:p>2024-11-17 21:31:17.347</text:p>
          </table:table-cell>
          <table:table-cell table:formula="of:=VALUE(RIGHT(TEXT([.F7]-[.F6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7.947" calcext:value-type="date">
            <text:p>2024-11-17 21:31:17.947</text:p>
          </table:table-cell>
          <table:table-cell table:formula="of:=VALUE(RIGHT(TEXT([.F8]-[.F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8.547" calcext:value-type="date">
            <text:p>2024-11-17 21:31:18.547</text:p>
          </table:table-cell>
          <table:table-cell table:formula="of:=VALUE(RIGHT(TEXT([.F9]-[.F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9.146" calcext:value-type="date">
            <text:p>2024-11-17 21:31:19.146</text:p>
          </table:table-cell>
          <table:table-cell table:formula="of:=VALUE(RIGHT(TEXT([.F10]-[.F9];&quot;HH:MM:SS.000&quot;); 4))" office:value-type="float" office:value="0.599" calcext:value-type="float">
            <text:p>0.599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9.746" calcext:value-type="date">
            <text:p>2024-11-17 21:31:19.746</text:p>
          </table:table-cell>
          <table:table-cell table:formula="of:=VALUE(RIGHT(TEXT([.F11]-[.F1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0.346" calcext:value-type="date">
            <text:p>2024-11-17 21:31:20.346</text:p>
          </table:table-cell>
          <table:table-cell table:formula="of:=VALUE(RIGHT(TEXT([.F12]-[.F11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0.946" calcext:value-type="date">
            <text:p>2024-11-17 21:31:20.946</text:p>
          </table:table-cell>
          <table:table-cell table:formula="of:=VALUE(RIGHT(TEXT([.F13]-[.F1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1.546" calcext:value-type="date">
            <text:p>2024-11-17 21:31:21.546</text:p>
          </table:table-cell>
          <table:table-cell table:formula="of:=VALUE(RIGHT(TEXT([.F14]-[.F1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2.146" calcext:value-type="date">
            <text:p>2024-11-17 21:31:22.146</text:p>
          </table:table-cell>
          <table:table-cell table:formula="of:=VALUE(RIGHT(TEXT([.F15]-[.F1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2.746" calcext:value-type="date">
            <text:p>2024-11-17 21:31:22.746</text:p>
          </table:table-cell>
          <table:table-cell table:formula="of:=VALUE(RIGHT(TEXT([.F16]-[.F1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125" calcext:value-type="date">
            <text:p>2024-11-19 18:04:11.1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692" calcext:value-type="date">
            <text:p>2024-11-19 18:04:11.692</text:p>
          </table:table-cell>
          <table:table-cell table:formula="of:=VALUE(RIGHT(TEXT([.F18]-[.F17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2.292" calcext:value-type="date">
            <text:p>2024-11-19 18:04:12.292</text:p>
          </table:table-cell>
          <table:table-cell table:formula="of:=VALUE(RIGHT(TEXT([.F19]-[.F1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4.089" calcext:value-type="date">
            <text:p>2024-11-19 18:04:14.08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689" calcext:value-type="date">
            <text:p>2024-11-19 18:04:14.689</text:p>
          </table:table-cell>
          <table:table-cell table:formula="of:=VALUE(RIGHT(TEXT([.F21]-[.F2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289" calcext:value-type="date">
            <text:p>2024-11-19 18:04:15.289</text:p>
          </table:table-cell>
          <table:table-cell table:formula="of:=VALUE(RIGHT(TEXT([.F22]-[.F21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5.889" calcext:value-type="date">
            <text:p>2024-11-19 18:04:15.889</text:p>
          </table:table-cell>
          <table:table-cell table:formula="of:=VALUE(RIGHT(TEXT([.F23]-[.F2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6.456" calcext:value-type="date">
            <text:p>2024-11-19 18:04:16.456</text:p>
          </table:table-cell>
          <table:table-cell table:formula="of:=VALUE(RIGHT(TEXT([.F24]-[.F23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056" calcext:value-type="date">
            <text:p>2024-11-19 18:04:17.056</text:p>
          </table:table-cell>
          <table:table-cell table:formula="of:=VALUE(RIGHT(TEXT([.F25]-[.F2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656" calcext:value-type="date">
            <text:p>2024-11-19 18:04:17.656</text:p>
          </table:table-cell>
          <table:table-cell table:formula="of:=VALUE(RIGHT(TEXT([.F26]-[.F2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9.452" calcext:value-type="date">
            <text:p>2024-11-19 18:04:19.45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052" calcext:value-type="date">
            <text:p>2024-11-19 18:04:20.052</text:p>
          </table:table-cell>
          <table:table-cell table:formula="of:=VALUE(RIGHT(TEXT([.F28]-[.F2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652" calcext:value-type="date">
            <text:p>2024-11-19 18:04:20.652</text:p>
          </table:table-cell>
          <table:table-cell table:formula="of:=VALUE(RIGHT(TEXT([.F29]-[.F2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1.252" calcext:value-type="date">
            <text:p>2024-11-19 18:04:21.252</text:p>
          </table:table-cell>
          <table:table-cell table:formula="of:=VALUE(RIGHT(TEXT([.F30]-[.F29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852" calcext:value-type="date">
            <text:p>2024-11-19 18:04:21.852</text:p>
          </table:table-cell>
          <table:table-cell table:formula="of:=VALUE(RIGHT(TEXT([.F31]-[.F3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419" calcext:value-type="date">
            <text:p>2024-11-19 18:04:22.419</text:p>
          </table:table-cell>
          <table:table-cell table:formula="of:=VALUE(RIGHT(TEXT([.F32]-[.F31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019" calcext:value-type="date">
            <text:p>2024-11-19 18:04:23.019</text:p>
          </table:table-cell>
          <table:table-cell table:formula="of:=VALUE(RIGHT(TEXT([.F33]-[.F3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619" calcext:value-type="date">
            <text:p>2024-11-19 18:04:23.619</text:p>
          </table:table-cell>
          <table:table-cell table:formula="of:=VALUE(RIGHT(TEXT([.F34]-[.F3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4.219" calcext:value-type="date">
            <text:p>2024-11-19 18:04:24.219</text:p>
          </table:table-cell>
          <table:table-cell table:formula="of:=VALUE(RIGHT(TEXT([.F35]-[.F3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012" calcext:value-type="date">
            <text:p>2024-11-19 18:04:26.01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612" calcext:value-type="date">
            <text:p>2024-11-19 18:04:26.612</text:p>
          </table:table-cell>
          <table:table-cell table:formula="of:=VALUE(RIGHT(TEXT([.F37]-[.F36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7.188" calcext:value-type="date">
            <text:p>2024-11-19 18:04:27.188</text:p>
          </table:table-cell>
          <table:table-cell table:formula="of:=VALUE(RIGHT(TEXT([.F38]-[.F37];&quot;HH:MM:SS.000&quot;); 4))" office:value-type="float" office:value="0.576" calcext:value-type="float">
            <text:p>0.57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821" calcext:value-type="date">
            <text:p>2024-11-19 18:04:27.821</text:p>
          </table:table-cell>
          <table:table-cell table:formula="of:=VALUE(RIGHT(TEXT([.F39]-[.F38];&quot;HH:MM:SS.000&quot;); 4)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388" calcext:value-type="date">
            <text:p>2024-11-19 18:04:28.388</text:p>
          </table:table-cell>
          <table:table-cell table:formula="of:=VALUE(RIGHT(TEXT([.F40]-[.F39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8.988" calcext:value-type="date">
            <text:p>2024-11-19 18:04:28.988</text:p>
          </table:table-cell>
          <table:table-cell table:formula="of:=VALUE(RIGHT(TEXT([.F41]-[.F4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2:.G41])" office:value-type="float" office:value="0.595514285714286" calcext:value-type="float">
            <text:p>0.596</text:p>
          </table:table-cell>
          <table:table-cell table:formula="of:=STDEV([.G2:.G42])" office:value-type="float" office:value="0.0137271123491206" calcext:value-type="float">
            <text:p>0.01372711234912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G3];[.G5];[.G7];[.G9];[.G11];[.G13];[.G15];[.G18];[.G22];[.G24];[.G26];[.G28];[.G30];[.G32];[.G34];[.G38];[.G40])" office:value-type="float" office:value="0.588882352941176" calcext:value-type="float">
            <text:p>0.589</text:p>
          </table:table-cell>
          <table:table-cell table:style-name="ce2" table:formula="of:=STDEV([.G3];[.G5];[.G7];[.G9];[.G11];[.G13];[.G15];[.G18];[.G22];[.G24];[.G26];[.G28];[.G30];[.G32];[.G34];[.G38];[.G40])" office:value-type="float" office:value="0.0156520060732689" calcext:value-type="float">
            <text:p>0.016</text:p>
          </table:table-cell>
        </table:table-row>
        <table:table-row table:style-name="ro1">
          <table:table-cell table:number-columns-repeated="7"/>
          <table:table-cell table:formula="of:=AVERAGE([.G4];[.G6];[.G8];[.G10];[.G12];[.G14];[.G16];[.G19];[.G21];[.G23];[.G25];[.G29];[.G31];[.G33];[.G35];[.G37];[.G39];[.G41])" office:value-type="float" office:value="0.601777777777778" calcext:value-type="float">
            <text:p>0.602</text:p>
          </table:table-cell>
          <table:table-cell table:formula="of:=STDEV([.G4];[.G6];[.G8];[.G10];[.G12];[.G14];[.G16];[.G19];[.G21];[.G23];[.G25];[.G29];[.G31];[.G33];[.G35];[.G37];[.G39];[.G41])" office:value-type="float" office:value="0.00779559117899762" calcext:value-type="float">
            <text:p>0.00779559117899762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4.213" calcext:value-type="date">
            <text:p>2024-11-17 21:31:14.213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4.947" calcext:value-type="date">
            <text:p>2024-11-17 21:31:14.947</text:p>
          </table:table-cell>
          <table:table-cell table:formula="of:=VALUE(RIGHT(TEXT([.F3]-[.F2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5.713" calcext:value-type="date">
            <text:p>2024-11-17 21:31:15.713</text:p>
          </table:table-cell>
          <table:table-cell table:formula="of:=VALUE(RIGHT(TEXT([.F4]-[.F3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6.48" calcext:value-type="date">
            <text:p>2024-11-17 21:31:16.480</text:p>
          </table:table-cell>
          <table:table-cell table:formula="of:=VALUE(RIGHT(TEXT([.F5]-[.F4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7.28" calcext:value-type="date">
            <text:p>2024-11-17 21:31:17.280</text:p>
          </table:table-cell>
          <table:table-cell table:formula="of:=VALUE(RIGHT(TEXT([.F6]-[.F5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8.013" calcext:value-type="date">
            <text:p>2024-11-17 21:31:18.013</text:p>
          </table:table-cell>
          <table:table-cell table:formula="of:=VALUE(RIGHT(TEXT([.F7]-[.F6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8.78" calcext:value-type="date">
            <text:p>2024-11-17 21:31:18.780</text:p>
          </table:table-cell>
          <table:table-cell table:formula="of:=VALUE(RIGHT(TEXT([.F8]-[.F7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1.846" calcext:value-type="date">
            <text:p>2024-11-17 21:31:21.84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2.613" calcext:value-type="date">
            <text:p>2024-11-17 21:31:22.613</text:p>
          </table:table-cell>
          <table:table-cell table:formula="of:=VALUE(RIGHT(TEXT([.F10]-[.F9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3.38" calcext:value-type="date">
            <text:p>2024-11-17 21:31:23.380</text:p>
          </table:table-cell>
          <table:table-cell table:formula="of:=VALUE(RIGHT(TEXT([.F11]-[.F1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4.146" calcext:value-type="date">
            <text:p>2024-11-17 21:31:24.146</text:p>
          </table:table-cell>
          <table:table-cell table:formula="of:=VALUE(RIGHT(TEXT([.F12]-[.F11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4.913" calcext:value-type="date">
            <text:p>2024-11-17 21:31:24.913</text:p>
          </table:table-cell>
          <table:table-cell table:formula="of:=VALUE(RIGHT(TEXT([.F13]-[.F12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0.825" calcext:value-type="date">
            <text:p>2024-11-19 18:04:10.8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625" calcext:value-type="date">
            <text:p>2024-11-19 18:04:11.625</text:p>
          </table:table-cell>
          <table:table-cell table:formula="of:=VALUE(RIGHT(TEXT([.F15]-[.F14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2.392" calcext:value-type="date">
            <text:p>2024-11-19 18:04:12.392</text:p>
          </table:table-cell>
          <table:table-cell table:formula="of:=VALUE(RIGHT(TEXT([.F16]-[.F1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3.922" calcext:value-type="date">
            <text:p>2024-11-19 18:04:13.9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689" calcext:value-type="date">
            <text:p>2024-11-19 18:04:14.689</text:p>
          </table:table-cell>
          <table:table-cell table:formula="of:=VALUE(RIGHT(TEXT([.F18]-[.F17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456" calcext:value-type="date">
            <text:p>2024-11-19 18:04:15.456</text:p>
          </table:table-cell>
          <table:table-cell table:formula="of:=VALUE(RIGHT(TEXT([.F19]-[.F18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6.989" calcext:value-type="date">
            <text:p>2024-11-19 18:04:16.98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756" calcext:value-type="date">
            <text:p>2024-11-19 18:04:17.756</text:p>
          </table:table-cell>
          <table:table-cell table:formula="of:=VALUE(RIGHT(TEXT([.F21]-[.F2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9.286" calcext:value-type="date">
            <text:p>2024-11-19 18:04:19.28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019" calcext:value-type="date">
            <text:p>2024-11-19 18:04:20.019</text:p>
          </table:table-cell>
          <table:table-cell table:formula="of:=VALUE(RIGHT(TEXT([.F23]-[.F2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819" calcext:value-type="date">
            <text:p>2024-11-19 18:04:20.819</text:p>
          </table:table-cell>
          <table:table-cell table:formula="of:=VALUE(RIGHT(TEXT([.F24]-[.F23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1.552" calcext:value-type="date">
            <text:p>2024-11-19 18:04:21.552</text:p>
          </table:table-cell>
          <table:table-cell table:formula="of:=VALUE(RIGHT(TEXT([.F25]-[.F24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2.319" calcext:value-type="date">
            <text:p>2024-11-19 18:04:22.319</text:p>
          </table:table-cell>
          <table:table-cell table:formula="of:=VALUE(RIGHT(TEXT([.F26]-[.F2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086" calcext:value-type="date">
            <text:p>2024-11-19 18:04:23.086</text:p>
          </table:table-cell>
          <table:table-cell table:formula="of:=VALUE(RIGHT(TEXT([.F27]-[.F26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852" calcext:value-type="date">
            <text:p>2024-11-19 18:04:23.852</text:p>
          </table:table-cell>
          <table:table-cell table:formula="of:=VALUE(RIGHT(TEXT([.F28]-[.F27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154" calcext:value-type="date">
            <text:p>2024-11-19 18:04:26.154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921" calcext:value-type="date">
            <text:p>2024-11-19 18:04:26.921</text:p>
          </table:table-cell>
          <table:table-cell table:formula="of:=VALUE(RIGHT(TEXT([.F30]-[.F29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7.688" calcext:value-type="date">
            <text:p>2024-11-19 18:04:27.688</text:p>
          </table:table-cell>
          <table:table-cell table:formula="of:=VALUE(RIGHT(TEXT([.F31]-[.F3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8.488" calcext:value-type="date">
            <text:p>2024-11-19 18:04:28.488</text:p>
          </table:table-cell>
          <table:table-cell table:formula="of:=VALUE(RIGHT(TEXT([.F32]-[.F31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9.221" calcext:value-type="date">
            <text:p>2024-11-19 18:04:29.221</text:p>
          </table:table-cell>
          <table:table-cell table:formula="of:=VALUE(RIGHT(TEXT([.F33]-[.F3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2:.G33])" office:value-type="float" office:value="0.7654" calcext:value-type="float">
            <text:p>0.765</text:p>
          </table:table-cell>
          <table:table-cell table:formula="of:=STDEV([.G2:.G33])" office:value-type="float" office:value="0.0204205778566622" calcext:value-type="float">
            <text:p>0.020420577856662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G3];[.G5];[.G7];[.G10];[.G12];[.G16];[.G19];[.G23];[.G25];[.G27];[.G31];[.G33])" office:value-type="float" office:value="0.752833333333333" calcext:value-type="float">
            <text:p>0.753</text:p>
          </table:table-cell>
          <table:table-cell table:formula="of:=STDEV([.G3];[.G5];[.G7];[.G10];[.G12];[.G16];[.G19];[.G23];[.G25];[.G27];[.G31];[.G33])" office:value-type="float" office:value="0.0173353728403848" calcext:value-type="float">
            <text:p>0.0173353728403848</text:p>
          </table:table-cell>
        </table:table-row>
        <table:table-row table:style-name="ro1">
          <table:table-cell table:number-columns-repeated="7"/>
          <table:table-cell table:formula="of:=AVERAGE([.G4];[.G6];[.G8];[.G11];[.G13];[.G15];[.G18];[.G21];[.G24];[.G26];[.G28];[.G30];[.G32])" office:value-type="float" office:value="0.777" calcext:value-type="float">
            <text:p>0.777</text:p>
          </table:table-cell>
          <table:table-cell table:formula="of:=STDEV([.G4];[.G6];[.G8];[.G11];[.G13];[.G15];[.G18];[.G21];[.G24];[.G26];[.G28];[.G30];[.G32])" office:value-type="float" office:value="0.0159635000339316" calcext:value-type="float">
            <text:p>0.0159635000339316</text:p>
          </table:table-cell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259" calcext:value-type="date">
            <text:p>2024-11-19 18:04:11.25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992" calcext:value-type="date">
            <text:p>2024-11-19 18:04:11.992</text:p>
          </table:table-cell>
          <table:table-cell table:formula="of:=VALUE(RIGHT(TEXT([.F3]-[.F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256" calcext:value-type="date">
            <text:p>2024-11-19 18:04:14.25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989" calcext:value-type="date">
            <text:p>2024-11-19 18:04:14.989</text:p>
          </table:table-cell>
          <table:table-cell table:formula="of:=VALUE(RIGHT(TEXT([.F5]-[.F4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756" calcext:value-type="date">
            <text:p>2024-11-19 18:04:15.756</text:p>
          </table:table-cell>
          <table:table-cell table:formula="of:=VALUE(RIGHT(TEXT([.F6]-[.F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256" calcext:value-type="date">
            <text:p>2024-11-19 18:04:17.25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989" calcext:value-type="date">
            <text:p>2024-11-19 18:04:17.989</text:p>
          </table:table-cell>
          <table:table-cell table:formula="of:=VALUE(RIGHT(TEXT([.F8]-[.F7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252" calcext:value-type="date">
            <text:p>2024-11-19 18:04:20.25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986" calcext:value-type="date">
            <text:p>2024-11-19 18:04:20.986</text:p>
          </table:table-cell>
          <table:table-cell table:formula="of:=VALUE(RIGHT(TEXT([.F10]-[.F9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752" calcext:value-type="date">
            <text:p>2024-11-19 18:04:21.752</text:p>
          </table:table-cell>
          <table:table-cell table:formula="of:=VALUE(RIGHT(TEXT([.F11]-[.F10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486" calcext:value-type="date">
            <text:p>2024-11-19 18:04:22.486</text:p>
          </table:table-cell>
          <table:table-cell table:formula="of:=VALUE(RIGHT(TEXT([.F12]-[.F11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252" calcext:value-type="date">
            <text:p>2024-11-19 18:04:23.252</text:p>
          </table:table-cell>
          <table:table-cell table:formula="of:=VALUE(RIGHT(TEXT([.F13]-[.F12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986" calcext:value-type="date">
            <text:p>2024-11-19 18:04:23.986</text:p>
          </table:table-cell>
          <table:table-cell table:formula="of:=VALUE(RIGHT(TEXT([.F14]-[.F13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254" calcext:value-type="date">
            <text:p>2024-11-19 18:04:26.254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988" calcext:value-type="date">
            <text:p>2024-11-19 18:04:26.988</text:p>
          </table:table-cell>
          <table:table-cell table:formula="of:=VALUE(RIGHT(TEXT([.F16]-[.F15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754" calcext:value-type="date">
            <text:p>2024-11-19 18:04:27.754</text:p>
          </table:table-cell>
          <table:table-cell table:formula="of:=VALUE(RIGHT(TEXT([.F17]-[.F16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488" calcext:value-type="date">
            <text:p>2024-11-19 18:04:28.488</text:p>
          </table:table-cell>
          <table:table-cell table:formula="of:=VALUE(RIGHT(TEXT([.F18]-[.F17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9.254" calcext:value-type="date">
            <text:p>2024-11-19 18:04:29.254</text:p>
          </table:table-cell>
          <table:table-cell table:formula="of:=VALUE(RIGHT(TEXT([.F19]-[.F18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6];[.G8];[.G10];[.G12];[.G14];[.G16];[.G18])" office:value-type="float" office:value="0.737875" calcext:value-type="float">
            <text:p>0.738</text:p>
          </table:table-cell>
          <table:table-cell table:formula="of:=STDEV([.G3];[.G6];[.G8];[.G10];[.G12];[.G14];[.G16];[.G18])" office:value-type="float" office:value="0.0117769447893513" calcext:value-type="float">
            <text:p>0.0117769447893513</text:p>
          </table:table-cell>
        </table:table-row>
        <table:table-row table:style-name="ro1">
          <table:table-cell table:number-columns-repeated="7"/>
          <table:table-cell table:formula="of:=AVERAGE([.G5];[.G11];[.G13];[.G17];[.G19])" office:value-type="float" office:value="0.7594" calcext:value-type="float">
            <text:p>0.759</text:p>
          </table:table-cell>
          <table:table-cell table:formula="of:=STDEV([.G5];[.G11];[.G13];[.G17];[.G19])" office:value-type="float" office:value="0.0147580486514986" calcext:value-type="float">
            <text:p>0.0147580486514986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225" calcext:value-type="date">
            <text:p>2024-11-19 18:04:11.2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825" calcext:value-type="date">
            <text:p>2024-11-19 18:04:11.825</text:p>
          </table:table-cell>
          <table:table-cell table:formula="of:=VALUE(RIGHT(TEXT([.F3]-[.F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222" calcext:value-type="date">
            <text:p>2024-11-19 18:04:14.2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4.822" calcext:value-type="date">
            <text:p>2024-11-19 18:04:14.822</text:p>
          </table:table-cell>
          <table:table-cell table:formula="of:=VALUE(RIGHT(TEXT([.F5]-[.F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5.722" calcext:value-type="date">
            <text:p>2024-11-19 18:04:15.722</text:p>
          </table:table-cell>
          <table:table-cell table:formula="of:=VALUE(RIGHT(TEXT([.F6]-[.F5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222" calcext:value-type="date">
            <text:p>2024-11-19 18:04:17.2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822" calcext:value-type="date">
            <text:p>2024-11-19 18:04:17.822</text:p>
          </table:table-cell>
          <table:table-cell table:formula="of:=VALUE(RIGHT(TEXT([.F8]-[.F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9.319" calcext:value-type="date">
            <text:p>2024-11-19 18:04:19.31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219" calcext:value-type="date">
            <text:p>2024-11-19 18:04:20.219</text:p>
          </table:table-cell>
          <table:table-cell table:formula="of:=VALUE(RIGHT(TEXT([.F10]-[.F9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819" calcext:value-type="date">
            <text:p>2024-11-19 18:04:20.819</text:p>
          </table:table-cell>
          <table:table-cell table:formula="of:=VALUE(RIGHT(TEXT([.F11]-[.F1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719" calcext:value-type="date">
            <text:p>2024-11-19 18:04:21.719</text:p>
          </table:table-cell>
          <table:table-cell table:formula="of:=VALUE(RIGHT(TEXT([.F12]-[.F11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319" calcext:value-type="date">
            <text:p>2024-11-19 18:04:22.319</text:p>
          </table:table-cell>
          <table:table-cell table:formula="of:=VALUE(RIGHT(TEXT([.F13]-[.F1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219" calcext:value-type="date">
            <text:p>2024-11-19 18:04:23.219</text:p>
          </table:table-cell>
          <table:table-cell table:formula="of:=VALUE(RIGHT(TEXT([.F14]-[.F13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819" calcext:value-type="date">
            <text:p>2024-11-19 18:04:23.819</text:p>
          </table:table-cell>
          <table:table-cell table:formula="of:=VALUE(RIGHT(TEXT([.F15]-[.F1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221" calcext:value-type="date">
            <text:p>2024-11-19 18:04:26.221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821" calcext:value-type="date">
            <text:p>2024-11-19 18:04:26.821</text:p>
          </table:table-cell>
          <table:table-cell table:formula="of:=VALUE(RIGHT(TEXT([.F17]-[.F16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721" calcext:value-type="date">
            <text:p>2024-11-19 18:04:27.721</text:p>
          </table:table-cell>
          <table:table-cell table:formula="of:=VALUE(RIGHT(TEXT([.F18]-[.F17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321" calcext:value-type="date">
            <text:p>2024-11-19 18:04:28.321</text:p>
          </table:table-cell>
          <table:table-cell table:formula="of:=VALUE(RIGHT(TEXT([.F19]-[.F1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9.221" calcext:value-type="date">
            <text:p>2024-11-19 18:04:29.221</text:p>
          </table:table-cell>
          <table:table-cell table:formula="of:=VALUE(RIGHT(TEXT([.F20]-[.F19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9.821" calcext:value-type="date">
            <text:p>2024-11-19 18:04:29.821</text:p>
          </table:table-cell>
          <table:table-cell table:formula="of:=VALUE(RIGHT(TEXT([.F21]-[.F2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5];[.G8];[.G11];[.G13];[.G15];[.G17];[.G19];[.G21])" office:value-type="float" office:value="0.6" calcext:value-type="float">
            <text:p>0.600</text:p>
          </table:table-cell>
          <table:table-cell table:formula="of:=STDEV([.G3];[.G5];[.G8];[.G11];[.G13];[.G15];[.G17];[.G19];[.G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AVERAGE([.G6];[.G10];[.G12];[.G14];[.G18];[.G20])" office:value-type="float" office:value="0.9" calcext:value-type="float">
            <text:p>0.900</text:p>
          </table:table-cell>
          <table:table-cell table:formula="of:=STDEV([.G6];[.G10];[.G12];[.G14];[.G18];[.G20])" office:value-type="float" office:value="0" calcext:value-type="float">
            <text:p>0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seconds number:style="long" number:decimal-places="3"/>
    </number:time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Preston</meta:initial-creator>
    <meta:creation-date>2024-11-18T22:00:51.378433781</meta:creation-date>
    <dc:date>2024-11-23T21:42:17.141437341</dc:date>
    <dc:creator>John Preston</dc:creator>
    <meta:editing-duration>P4DT23H19M24S</meta:editing-duration>
    <meta:editing-cycles>34</meta:editing-cycles>
    <meta:generator>LibreOffice/24.8.2.1$Linux_X86_64 LibreOffice_project/480$Build-1</meta:generator>
    <meta:document-statistic meta:table-count="4" meta:cell-count="804" meta:object-count="0"/>
  </office:meta>
</office:document-meta>
</file>